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9D3D0CA2D50330E968.png" manifest:media-type="image/png"/>
  <manifest:file-entry manifest:full-path="Pictures/100002010000022F0000039CA719F30566612BAD.png" manifest:media-type="image/png"/>
  <manifest:file-entry manifest:full-path="Pictures/10000000000006A5000003BD980FFB05DDC387CF.png" manifest:media-type="image/png"/>
  <manifest:file-entry manifest:full-path="Pictures/100002010000024A000001D04C4E8B813F825F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0cm"/>
    </style:style>
    <style:style style:name="pr7" style:family="presentation" style:parent-style-name="默认-outline1" style:list-style-name="L2">
      <style:graphic-properties draw:auto-grow-height="true" draw:fit-to-size="false" style:shrink-to-fit="false" fo:min-height="0cm"/>
    </style:style>
    <style:style style:name="pr8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  <style:text-properties style:font-name="Courier10 BT" fo:font-size="32pt" style:letter-kerning="true" style:font-size-asian="32pt" style:font-size-complex="32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left="0cm" fo:margin-right="0cm" fo:margin-top="0.353cm" fo:margin-bottom="0cm" fo:line-height="110%" fo:text-indent="0cm"/>
      <style:text-properties fo:color="#000000" style:font-name="Courier10 BT1" fo:font-size="32pt" style:letter-kerning="true" style:font-size-asian="32pt" style:font-size-complex="32pt"/>
    </style:style>
    <style:style style:name="P11" style:family="paragraph">
      <style:paragraph-properties fo:margin-left="0cm" fo:margin-right="0cm" fo:line-height="110%" fo:text-align="start" fo:text-indent="0cm"/>
    </style:style>
    <style:style style:name="P12" style:family="paragraph">
      <style:paragraph-properties fo:margin-left="0cm" fo:margin-right="0cm" fo:margin-top="0.353cm" fo:margin-bottom="0cm" fo:line-height="110%" fo:text-align="start" fo:text-indent="0cm"/>
      <style:text-properties fo:color="#000000" style:font-name="Courier10 BT1" fo:font-size="32pt" style:letter-kerning="true" style:font-size-asian="32pt" style:font-size-complex="32pt"/>
    </style:style>
    <style:style style:name="P13" style:family="paragraph">
      <style:paragraph-properties fo:margin-left="0cm" fo:margin-right="0cm" fo:line-height="110%" fo:text-indent="0cm"/>
    </style:style>
    <style:style style:name="P14" style:family="paragraph">
      <style:paragraph-properties fo:margin-left="0cm" fo:margin-right="0cm" fo:margin-top="0.353cm" fo:margin-bottom="0cm" fo:line-height="110%" fo:text-indent="0cm"/>
      <style:text-properties fo:color="#000000" style:font-name="Courier10 BT1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2cm" fo:margin-bottom="0cm" fo:line-height="120%" fo:text-align="start" fo:text-indent="0cm"/>
      <style:text-properties fo:font-size="28pt" style:font-size-asian="28pt" style:font-size-complex="28pt"/>
    </style:style>
    <style:style style:name="P17" style:family="paragraph">
      <style:paragraph-properties fo:margin-top="0.2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10 B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自定</text:span><text:span text:style-name="T1">义菜</text:span><text:span text:style-name="T1">单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公众号下方的菜单可以使用</text:span>公众号后台管理提供的功能直接编辑，类型有些限制。</text:p>
              </text:list-item>
              <text:list-item>
                <text:p>并且在启用开发者配置后，后台提供的功能不可用，并且设置的菜单会失效。</text:p>
              </text:list-item>
              <text:list-item>
                <text:p>此时需要调用自定菜单接口实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text:span text:style-name="T2">类</text:span><text:span text:style-name="T2">型</text:span><text:span text:style-name="T2">：</text:span><text:span text:style-name="T2">点</text:span><text:span text:style-name="T2">击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click：点击后发送设置的KEY到开发者服务器。</text:p>
              </text:list-item>
              <text:list-item>
                <text:p>view：点击后跳转链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text:span text:style-name="T2">类</text:span><text:span text:style-name="T2">型</text:span><text:span text:style-name="T2">：</text:span><text:span text:style-name="T2">扫</text:span><text:span text:style-name="T2">码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scancode_push：扫码后，扫码结果会发送到开发者服务器。</text:p>
              </text:list-item>
              <text:list-item>
                <text:p>scancode_waitmsg：扫码推事件，会提示‘消息接收中’提示框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text:span text:style-name="T2">类</text:span><text:span text:style-name="T2">型</text:span><text:span text:style-name="T2">：</text:span><text:span text:style-name="T2">拍</text:span><text:span text:style-name="T2">照</text:span><text:span text:style-name="T2">/</text:span><text:span text:style-name="T2">图</text:span><text:span text:style-name="T2">片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ic_sysphoto：点击后调用系统相机拍照，照片发送给开发者服务器。</text:p>
              </text:list-item>
              <text:list-item>
                <text:p>pic_photo_or_album：拍照或从相册选择，之后把照片发送给开发者服务器。</text:p>
              </text:list-item>
              <text:list-item>
                <text:p>pic_weixin：点击后弹出相册，选择后发送给开发者服务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text:span text:style-name="T2">类</text:span><text:span text:style-name="T2">型</text:span><text:span text:style-name="T2">：</text:span><text:span text:style-name="T2">位</text:span><text:span text:style-name="T2">置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location_select：点击后弹出地理位置选择器，选择后把结果发送给开发者服务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自</text:span><text:span text:style-name="T2">定</text:span><text:span text:style-name="T2">义</text:span><text:span text:style-name="T2">菜</text:span><text:span text:style-name="T2">单</text:span><text:span text:style-name="T2">类</text:span><text:span text:style-name="T2">型</text:span><text:span text:style-name="T2">：</text:span><text:span text:style-name="T2">素</text:span><text:span text:style-name="T2">材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media_id：点击后把永久素材发送给用户，素材可以是图文消息，图片、音频、视频。</text:p>
              </text:list-item>
              <text:list-item>
                <text:p>view_limited：点击后跳转到图文消息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限制条件</text:p>
          </draw:text-box>
        </draw:frame>
        <draw:frame presentation:style-name="pr5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4">最多</text:span><text:span text:style-name="T4">3</text:span><text:span text:style-name="T4">个一级菜单，每个一级菜单最多</text:span><text:span text:style-name="T4">5</text:span><text:span text:style-name="T4">个二级</text:span><text:span text:style-name="T4">菜单。</text:span></text:p>
              </text:list-item>
              <text:list-item>
                <text:p><text:span text:style-name="T4">一级菜单最多</text:span><text:span text:style-name="T4">4</text:span><text:span text:style-name="T4">个汉字，二级菜单最多</text:span><text:span text:style-name="T4">7</text:span><text:span text:style-name="T4">个汉</text:span><text:span text:style-name="T4">字，多出部分会用…代替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>
        <office:forms form:automatic-focus="false" form:apply-design-mode="false"/>
        <draw:frame draw:style-name="gr2" draw:text-style-name="P7" draw:layer="layout" svg:width="27.993cm" svg:height="15.749cm" svg:x="-0.003cm" svg:y="0.003cm">
          <draw:image xlink:href="Pictures/10000000000006A5000003BD980FFB05DDC387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自定菜单接口</text:p>
          </draw:text-box>
        </draw:frame>
        <draw:frame presentation:style-name="pr6" draw:text-style-name="P6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8">https://api.weixin.qq.com/cgi-bin/menu/create?access_token=ACCESS_TOKEN</text:p>
              </text:list-item>
              <text:list-item>
                <text:p>请求类型：POST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POST提交数据的格式</text:p>
          </draw:text-box>
        </draw:frame>
        <draw:frame draw:style-name="gr3" draw:text-style-name="P1" draw:layer="layout" svg:width="15.408cm" svg:height="12.2cm" svg:x="6.1cm" svg:y="3.2cm">
          <draw:image xlink:href="Pictures/100002010000024A000001D04C4E8B813F825FC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POST提交注意事项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注意提交的是</text:span><text:span text:style-name="T5">JSON</text:span><text:span text:style-name="T5">文本数据。</text:span></text:p>
              </text:list-item>
              <text:list-item>
                <text:p><text:span text:style-name="T5">不是</text:span><text:span text:style-name="T5">x-application-form-encoded</text:span><text:span text:style-name="T5">类型的</text:span><text:span text:style-name="T5">表单提交。</text:span></text:p>
              </text:list-item>
              <text:list-item>
                <text:p><text:span text:style-name="T5">可设置</text:span><text:span text:style-name="T5">HTTP</text:span><text:span text:style-name="T5">协议头</text:span><text:span text:style-name="T5">Content-Type</text:span><text:span text:style-name="T5">为</text:span><text:span text:style-name="T5">text/</text:span><text:span text:style-name="T5">plain</text:span><text:span text:style-name="T5">。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7" draw:text-style-name="P14" draw:layer="layout" svg:width="25.199cm" svg:height="10.61cm" svg:x="1.4cm" svg:y="3.685cm" presentation:class="outline" presentation:user-transformed="true">
          <draw:text-box>
            <text:list text:style-name="L2">
              <text:list-item>
                <text:p text:style-name="P10">正确返回值：</text:p>
                <text:list>
                  <text:list-item>
                    <text:p text:style-name="P11">{"errcode":0,"errmsg":"ok"}</text:p>
                    <text:p text:style-name="P11"/>
                  </text:list-item>
                </text:list>
              </text:list-item>
              <text:list-item>
                <text:p text:style-name="P12">错误返回值（无效的名称长度）：</text:p>
                <text:list>
                  <text:list-item>
                    <text:p text:style-name="P13">{"errcode":40018,"errmsg":"invalid button name size"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172cm" svg:x="1.4cm" svg:y="0.628cm" presentation:class="title">
          <draw:text-box>
            <text:p>测试号查看结果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扫码关注测试号查看效果</text:p>
                <text:p/>
              </text:list-item>
            </text:list>
          </draw:text-box>
        </draw:frame>
        <draw:frame draw:name="图片 4" draw:style-name="gr4" draw:text-style-name="P15" draw:layer="layout" svg:width="9.414cm" svg:height="15.564cm" svg:x="18.5cm" svg:y="0.036cm">
          <draw:image xlink:href="Pictures/100002010000022F0000039CA719F30566612BAD.png" xlink:type="simple" xlink:show="embed" xlink:actuate="onLoad">
            <text:p/>
          </draw:image>
        </draw:frame>
        <draw:frame draw:name="内容占位符 3" draw:style-name="gr4" draw:text-style-name="P15" draw:layer="layout" svg:width="10.788cm" svg:height="9.793cm" svg:x="3.712cm" svg:y="5.457cm">
          <draw:image xlink:href="Pictures/10000201000001C70000019D3D0CA2D50330E968.png" xlink:type="simple" xlink:show="embed" xlink:actuate="onLoad">
            <text:p/>
          </draw:image>
        </draw:frame>
        <draw:line draw:style-name="gr5" draw:text-style-name="P7" draw:layer="layout" svg:x1="15.1cm" svg:y1="4.6cm" svg:x2="18.4cm" svg:y2="4.6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172cm" svg:x="1.4cm" svg:y="0.628cm" presentation:class="title">
          <draw:text-box>
            <text:p>自定义菜单刷新策略</text:p>
          </draw:text-box>
        </draw:frame>
        <draw:frame presentation:style-name="pr5" draw:text-style-name="P17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16"><text:span text:style-name="T6">创建自定义菜单后，新用户会立即生效，已关注的用户</text:span><text:span text:style-name="T6">如果进入到当前公众号则不会立即看到效果。</text:span></text:p>
              </text:list-item>
              <text:list-item>
                <text:p text:style-name="P16"><text:span text:style-name="T6">在用户进入公众号会话页时，如果发现上一次拉取菜单</text:span><text:span text:style-name="T6">的请求在</text:span><text:span text:style-name="T6">5</text:span><text:span text:style-name="T6">分钟以前，就会拉取一下菜单，如果菜单有</text:span><text:span text:style-name="T6">更新，就会刷新客户端的菜单。</text:span></text:p>
              </text:list-item>
              <text:list-item>
                <text:p text:style-name="P17"><text:span text:style-name="T6">测试时可以尝试取消关注公众号后再次关注，则可以看</text:span><text:span text:style-name="T6">到创建后的效果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18:26:34.153333562</dc:date>
    <meta:editing-duration>PT3H17M14S</meta:editing-duration>
    <meta:editing-cycles>78</meta:editing-cycles>
    <meta:generator>LibreOffice/6.0.7.3$Linux_X86_64 LibreOffice_project/00m0$Build-3</meta:generator>
    <meta:document-statistic meta:object-count="83"/>
  </office:meta>
</office:document-meta>
</file>